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Endnote" style:list-style-name="L1">
      <style:text-properties fo:language="en" fo:country="US" officeooo:paragraph-rsid="0003f89a" fo:background-color="transparent"/>
    </style:style>
    <style:style style:name="P2" style:family="paragraph" style:parent-style-name="Endnote" style:list-style-name="L1">
      <style:text-properties fo:language="en" fo:country="US" officeooo:rsid="002b4775" officeooo:paragraph-rsid="0003f89a" fo:background-color="transparent"/>
    </style:style>
    <style:style style:name="P3" style:family="paragraph" style:parent-style-name="Endnote" style:list-style-name="L1">
      <style:text-properties fo:language="en" fo:country="US" officeooo:rsid="00232c34" officeooo:paragraph-rsid="0003f89a" fo:background-color="transparent"/>
    </style:style>
    <style:style style:name="P4" style:family="paragraph" style:parent-style-name="Endnote" style:list-style-name="L1">
      <style:text-properties fo:language="en" fo:country="US" officeooo:rsid="002e5bc2" officeooo:paragraph-rsid="0003f89a"/>
    </style:style>
    <style:style style:name="P5" style:family="paragraph" style:parent-style-name="Heading_20_2">
      <style:paragraph-properties fo:break-before="page"/>
      <style:text-properties fo:language="en" fo:country="US" officeooo:paragraph-rsid="0003f89a"/>
    </style:style>
    <style:style style:name="T1" style:family="text">
      <style:text-properties officeooo:rsid="00232c3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32c34" style:font-style-asian="italic" style:font-style-complex="italic"/>
    </style:style>
    <style:style style:name="T4" style:family="text">
      <style:text-properties fo:font-style="italic" officeooo:rsid="0023be1d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32c34" style:font-weight-asian="bold" style:font-weight-complex="bold"/>
    </style:style>
    <style:style style:name="T7" style:family="text">
      <style:text-properties officeooo:rsid="002fcdb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Publications</text:h>
      <text:list xml:id="list5969860575063624612" text:style-name="L1">
        <text:list-item>
          <text:p text:style-name="P4">Uranyl solvation by <text:span text:style-name="T7">a </text:span>reference interaction site model, B. Li, A.V. Matveev, S. Krüger, and N. Rösch, <text:span text:style-name="T2">Comp. Theor. Chem.</text:span> (submitted).</text:p>
        </text:list-item>
        <text:list-item>
          <text:p text:style-name="P2">Load balancing by work–stealing in quantum chemistry calculations: application to hybrid density functional methods, A. Nikodem, A.V. Matveev, T.M. Soini, N. Rösch, <text:span text:style-name="T2">Int. J. Quantum Chem.</text:span> <text:span text:style-name="T5">114</text:span>, 813 (2014).</text:p>
        </text:list-item>
        <text:list-item>
          <text:p text:style-name="P1"><text:span text:style-name="T1">Advances in the parallelisation of software for quantum chemistry applications, M. Roderus, A. Matveev, H.-J. Bungartz, and N. Rösch, in: </text:span><text:span text:style-name="T3">Advanced Computing</text:span><text:span text:style-name="T1">, pp. 119–136, Springer Berlin Heidelberg, (2013).</text:span></text:p>
        </text:list-item>
        <text:list-item>
          <text:p text:style-name="P1"><text:span text:style-name="T1">Scalable properties of metal clusters: a comparative DFT study of ionic-core treatments, R. Marchal, I. Yudanov, A. Matveev, and N. Rösch, </text:span><text:span text:style-name="T3">Chem. Phys. Let</text:span><text:span text:style-name="T4">t</text:span><text:span text:style-name="T3">.</text:span><text:span text:style-name="T1"> </text:span><text:span text:style-name="T6">578</text:span><text:span text:style-name="T1">, 92 (2013).</text:span></text:p>
        </text:list-item>
        <text:list-item>
          <text:p text:style-name="P1"><text:span text:style-name="T1">A high-level Fortran interface to parallel matrix algebra, M. Roderus, A. Matveev, and H.-J. Bungartz, in: </text:span><text:span text:style-name="T3">Proceedings of the Second International Conference on Computational Science, Engineering and Information Technology</text:span><text:span text:style-name="T1">, pp. 112–119, (2012).</text:span></text:p>
        </text:list-item>
        <text:list-item>
          <text:p text:style-name="P1"><text:span text:style-name="T1">Efficient two-step procedures for locating transition states of surface reactions, A. Nikodem, A. Matveev, B.-X. Zheng, and N. Rösch, </text:span><text:span text:style-name="T3">J. Chem. Theory and Comput.</text:span><text:span text:style-name="T1"> </text:span><text:span text:style-name="T6">9</text:span><text:span text:style-name="T1">, 588, (2012)</text:span></text:p>
        </text:list-item>
        <text:list-item>
          <text:p text:style-name="P1"><text:span text:style-name="T1">Improving upon string methods for transition state discovery, H. Chaffey-Millar, A. Nikodem, A. Matveev, S. Krüger, and N. Rösch, </text:span><text:span text:style-name="T3">J. Chem. Theory and Comput.</text:span><text:span text:style-name="T1"> </text:span><text:span text:style-name="T6">8</text:span><text:span text:style-name="T1">, 777–786, (2012).</text:span></text:p>
        </text:list-item>
        <text:list-item>
          <text:p text:style-name="P1"><text:span text:style-name="T1">Effects of the self-interaction error in Kohn–Sham calculations: a DFT+U case study on penta-aqua uranyl (VI), R. Ramakrishnan, A. Matveev, and N. Rösch, </text:span><text:span text:style-name="T3">Comp. Theor. Chem.</text:span><text:span text:style-name="T1"> </text:span><text:span text:style-name="T6">963</text:span><text:span text:style-name="T1">, 337, (2011).</text:span></text:p>
        </text:list-item>
        <text:list-item>
          <text:p text:style-name="P1"><text:span text:style-name="T1">Self-interaction artifacts on structural features of uranyl monohydroxide from Kohn–Sham calculations, R. Ramakrishnan, A. Matveev, S. Krüger, and N. Rösch, </text:span><text:span text:style-name="T3">Theor. Chem. Acc.</text:span><text:span text:style-name="T1"> 130, 361, (2011).</text:span></text:p>
        </text:list-item>
        <text:list-item>
          <text:p text:style-name="P1"><text:span text:style-name="T1">Scheduling parallel eigenvalue computations in a quantum chemistry code, M. Roderus, A. Berariu, H.-J. Bungartz, S. Krüger, A. Matveev, and N. Rösch, in: </text:span><text:span text:style-name="T3">Euro-Par 2010-Parallel Processing</text:span><text:span text:style-name="T1">, pp. 113–124, (2010).</text:span></text:p>
        </text:list-item>
        <text:list-item>
          <text:p text:style-name="P1"><text:span text:style-name="T1">The DFT+U method in the linear combination of Gaussian-type orbitals framework: role of 4f orbitals in the bonding of LuF3, R. Ramakrishnan, A. Matveev, and N. Rösch, </text:span><text:span text:style-name="T3">Chem. Phys. Lett.</text:span><text:span text:style-name="T1"> </text:span><text:span text:style-name="T6">468</text:span><text:span text:style-name="T1">, 158, (2009).</text:span></text:p>
        </text:list-item>
        <text:list-item>
          <text:p text:style-name="P1"><text:span text:style-name="T1">Atomic approximation to the projection on electronic states in the Douglas–Kroll–Hess approach to the relativistic Kohn–Sham method, A. Matveev and N. Rösch, </text:span><text:span text:style-name="T3">J. Chem. Phys.</text:span><text:span text:style-name="T1"> </text:span><text:span text:style-name="T6">128</text:span><text:span text:style-name="T1">, 244102, (2008).</text:span></text:p>
        </text:list-item>
        <text:list-item>
          <text:p text:style-name="P1"><text:span text:style-name="T1">How the C–O bond breaks during methanol decomposition on nanocrystallites of palladium catalysts, I. Yudanov, A. Matveev, K. Neyman and N. Rösch, </text:span><text:span text:style-name="T3">J. Am. Chem. Soc.</text:span><text:span text:style-name="T1"> </text:span><text:span text:style-name="T6">130</text:span><text:span text:style-name="T1">, 9342, (2008).</text:span></text:p>
        </text:list-item>
        <text:list-item>
          <text:p text:style-name="P1"><text:span text:style-name="T1">Characterization of optical spectra of interacting systems: application to oxide-supported metal clusters, M. Huix-Rotllant, A. Deka, A. Matveev, S. Bosko, L. Moskaleva, and N. Rösch, </text:span><text:span text:style-name="T3">Int. J. Quantum Chem.</text:span><text:span text:style-name="T1"> </text:span><text:span text:style-name="T6">108</text:span><text:span text:style-name="T1">, 2978, (2008).</text:span></text:p>
        </text:list-item>
        <text:list-item>
          <text:p text:style-name="P1"><text:span text:style-name="T1">Linear response formalism for the Douglas–Kroll–Hess approach to the Dirac–Kohn–Sham problem: first-and second-order nuclear displacement derivatives of the energy, A. Matveev, V. Nasluzov, and N. Rösch, </text:span><text:span text:style-name="T3">Int. J. Quantum Chem.</text:span><text:span text:style-name="T1"> </text:span><text:span text:style-name="T6">107</text:span><text:span text:style-name="T1">, 3236, (2007).</text:span></text:p>
        </text:list-item>
        <text:list-item>
          <text:p text:style-name="P1"><text:span text:style-name="T1">Optical spectra of Cu, Ag, and Au monomers and dimers at regular sites and oxygen vacancies of the MgO(001) surface. A systematic time-dependent density functional study using embedded cluster models, S. Bosko, L. Moskaleva, A. Matveev, and N. Rösch, </text:span><text:span text:style-name="T3">J. Phys. Chem. A</text:span><text:span text:style-name="T1">, </text:span><text:span text:style-name="T6">111</text:span><text:span text:style-name="T1">, 6870, (2007).</text:span></text:p>
        </text:list-item>
        <text:list-item>
          <text:p text:style-name="P1"><text:span text:style-name="T1">Linear and quadratic response in the Douglas–Kroll–Hess approach to the Dirac–Kohn–Sham problem, A.V. Matveev, N. Rösch, in: </text:span><text:span text:style-name="T3">Lecture Series on Computer and Computational Sciences</text:span><text:span text:style-name="T1">, vol. 7, Brill Academic, Leiden (2006), pp. 923-926.</text:span></text:p>
        </text:list-item>
        <text:list-item>
          <text:p text:style-name="P1"><text:span text:style-name="T1">The heat of formation of gaseous PuO22+ from relativistic density functional calculations, L.V. Moskaleva, A.V. Matveev, J. Dengler, and N. Rösch, </text:span><text:span text:style-name="T3">Phys. Chem. Chem. Phys</text:span><text:span text:style-name="T1">. </text:span><text:span text:style-name="T6">8</text:span><text:span text:style-name="T1">, 3767-3773 (2006).</text:span></text:p>
        </text:list-item>
        <text:list-item>
          <text:p text:style-name="P1"><text:span text:style-name="T1">The heat of formation of the uranyl dication: theoretical evaluation based on relativistic density functional calculations, L.V. Moskaleva, A.V. Matveev, S. Krüger, and N. Rösch, </text:span><text:span text:style-name="T3">Chem. Eur. J.</text:span><text:span text:style-name="T1"> </text:span><text:span text:style-name="T6">12</text:span><text:span text:style-name="T1">, 629-634 (2006).</text:span></text:p>
        </text:list-item>
        <text:list-item>
          <text:p text:style-name="P1"><text:span text:style-name="T1">Efficient treatment of the hartree interaction in the relativistic Kohn–Sham problem, A.V. Matveev, S. Majumder, and N. Rösch, </text:span><text:span text:style-name="T3">J. Chem. Phys.</text:span><text:span text:style-name="T1"> </text:span><text:span text:style-name="T6">123</text:span><text:span text:style-name="T1">, 164104, 1-8 (2005).</text:span></text:p>
        </text:list-item>
        <text:list-item>
          <text:p text:style-name="P1"><text:span text:style-name="T1">Single d-metal atoms on Fs and Fs+ defects of MgO(001): a theoretical study across the periodic table, K.M. Neyman, C. Inntam, A.V. Matveev, V.A. Nasluzov, N. Rösch, </text:span><text:span text:style-name="T3">J. Am. Chem. Soc.</text:span><text:span text:style-name="T1"> </text:span><text:span text:style-name="T6">127</text:span><text:span text:style-name="T1">, 11652-11660 (2005).</text:span></text:p>
        </text:list-item>
        <text:list-item>
          <text:p text:style-name="P1"><text:span text:style-name="T1">The density functional program ParaGauss for complex systems in chemistry, N. Rösch, S. Krüger, V.A. Nasluzov, A.V. Matveev, in: </text:span><text:span text:style-name="T3">High Performance Computing in Science and Engineering, Garching 2004, Transactions of the KONWIHR Result Workshop</text:span><text:span text:style-name="T1">, October 14-15, 2004, Technical University of Munich, Garching, Germany, A. Bode, F. Durst (Hrsg.), Springer, Heidelberg, 2005, pp. 285-296.</text:span></text:p>
        </text:list-item>
        <text:list-item>
          <text:p text:style-name="P1"><text:span text:style-name="T1">Efficient symmetry treatment for the nonrelativistic and relativistic Kohn–Sham problem. The symmetry module of the program ParaGauss. A.V. Matveev, M. Mayer, N. Rösch, </text:span><text:span text:style-name="T3">Comp. Phys. Comm.</text:span><text:span text:style-name="T1"> </text:span><text:span text:style-name="T6">160</text:span><text:span text:style-name="T1">, 91, (2004).</text:span></text:p>
        </text:list-item>
        <text:list-item>
          <text:p text:style-name="P3">ParaGauss — a parallel Implementation of the density functional method: spin–orbit interaction in the Douglas–Kroll–Hess approach and a novel two-component treatment of spin-independent interaction terms. A.V. Matveev, Dissertation, Technische Universität München (2003).</text:p>
        </text:list-item>
        <text:list-item>
          <text:p text:style-name="P1"><text:span text:style-name="T1">Spin–orbit interaction in the Douglas–Kroll approach to relativistic density functional theory: the screened nuclear potential approximation for molecules. S. Majumder, A.V. Matveev, N. Rösch, </text:span><text:span text:style-name="T3">Chem. Phys. Lett.</text:span><text:span text:style-name="T1"> </text:span><text:span text:style-name="T6">382</text:span><text:span text:style-name="T1">, 186, (2003).</text:span></text:p>
        </text:list-item>
        <text:list-item>
          <text:p text:style-name="P1"><text:span text:style-name="T1">Quantum chemistry with the Douglas–Kroll–Hess approach to relativistic density functional theory: efficient methods for molecules and materials, N. Rösch, A.V. Matveev, V.A. Nasluzov, K.M. Neyman, L.V. Moskaleva, S. Krüger, in: </text:span><text:span text:style-name="T3">Relativistic Electronic Structure Theory — Applications</text:span><text:span text:style-name="T1">, P. Schwerdtfeger (Hrsg.), Theoretical and Computational Chemistry Series, Vol. 14, Elsevier, Amsterdam, 2004, S. 656-722.</text:span></text:p>
        </text:list-item>
        <text:list-item>
          <text:p text:style-name="P1"><text:span text:style-name="T1">The electron-electron interaction in the Douglas–Kroll–Hess approach to the Dirac–Kohn–Sham problem. A.V. Matveev and N. Rösch, </text:span><text:span text:style-name="T3">J. Chem. Phys.</text:span><text:span text:style-name="T1"> </text:span><text:span text:style-name="T6">118</text:span><text:span text:style-name="T1">, 3997, (2003). </text:span></text:p>
        </text:list-item>
        <text:list-item>
          <text:p text:style-name="P1"><text:span text:style-name="T1">Comparative study of relativistic density functional methods applied to the actinide species AcO2 and AcF6 for Ac = U, Np, M. Garcia–Hernández, C. Lauterbach, S. Krüger, A. Matveev, and N. Rösch, </text:span><text:span text:style-name="T3">J. Comput. Chem.</text:span><text:span text:style-name="T1"> </text:span><text:span text:style-name="T6">23</text:span><text:span text:style-name="T1">, 834, (2002).</text:span></text:p>
        </text:list-item>
        <text:list-item>
          <text:p text:style-name="P1"><text:span text:style-name="T1">Calculation of electronic g-tensors using a relativistic density functional Douglas–Kroll method. K.M. Neyman, D.I. Ganyushin, A.V. Matveev, V.A. Nasluzov, </text:span><text:span text:style-name="T3">J. Phys. Chem. A</text:span><text:span text:style-name="T1"> </text:span><text:span text:style-name="T6">106</text:span><text:span text:style-name="T1">, 5022, (2002).</text:span></text:p>
        </text:list-item>
        <text:list-item>
          <text:p text:style-name="P1"><text:soft-page-break/><text:span text:style-name="T1">Density functional calculations on small molecules and transition metal carbonyls with revised PBE functionals. A. Matveev, M. Staufer, M. Mayer, and N. Rösch, </text:span><text:span text:style-name="T3">Int. J. Quantum Chem.</text:span><text:span text:style-name="T1"> </text:span><text:span text:style-name="T6">75</text:span><text:span text:style-name="T1">, 863, (1999).</text:span></text:p>
        </text:list-item>
        <text:list-item>
          <text:p text:style-name="P1"><text:span text:style-name="T1">Adsorption of transition metal atoms on oxygen vacancies and regular sites of the MgO(001) surface. A.V. Matveev, K.M. Neyman, I.V. Yudanov, and N. Rösch, </text:span><text:span text:style-name="T3">Surf. Sci.</text:span><text:span text:style-name="T1"> </text:span><text:span text:style-name="T6">426</text:span><text:span text:style-name="T1">, 123, (1999).</text:span></text:p>
        </text:list-item>
        <text:list-item>
          <text:p text:style-name="P1"><text:span text:style-name="T1">Density functional studies of M4 clusters (M = Cu, Ag, Ni, Pd) deposited on the regular MgO(001) surface. A.V. Matveev, K.M. Neyman, G. Pacchioni, and N. Rösch, </text:span><text:span text:style-name="T3">Chem. Phys. Lett.</text:span><text:span text:style-name="T1"> </text:span><text:span text:style-name="T6">299</text:span><text:span text:style-name="T1">, 603, (1999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ndnote" style:family="paragraph" style:parent-style-name="Standard" style:class="extra">
      <style:paragraph-properties fo:margin-left="0mm" fo:margin-right="0mm" fo:margin-top="0mm" fo:margin-bottom="1.27mm" style:contextual-spacing="false" fo:text-indent="0mm" style:auto-text-indent="false" text:number-lines="false" text:line-number="0"/>
      <style:text-properties fo:font-size="8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27mm" fo:margin-right="1.27mm" fo:margin-top="1.27mm" fo:margin-bottom="1.27mm" style:contextual-spacing="false" fo:text-align="justify" style:justify-single-word="false" fo:text-indent="0mm" style:auto-text-indent="false" style:page-number="auto" fo:background-color="transparent" fo:padding="1.27mm" fo:border-left="none" fo:border-right="none" fo:border-top="none" fo:border-bottom="0.06pt solid #000000" style:shadow="none" style:join-border="false">
        <style:tab-stops/>
        <style:background-image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4T16:32:52.875435711</meta:creation-date>
    <dc:date>2015-02-24T16:34:41.907356340</dc:date>
    <meta:editing-duration>P0D</meta:editing-duration>
    <meta:editing-cycles>1</meta:editing-cycles>
    <meta:document-statistic meta:table-count="0" meta:image-count="0" meta:object-count="0" meta:page-count="2" meta:paragraph-count="33" meta:word-count="1063" meta:character-count="6991" meta:non-whitespace-character-count="6024"/>
    <meta:generator>LibreOffice/4.2.7.2$Linux_X86_64 LibreOffice_project/420m0$Build-2</meta:generator>
  </office:meta>
</office:document-meta>
</file>